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 Light" fo:font-size="12pt" fo:language="es" fo:country="none" fo:font-style="italic" style:text-underline-style="solid" style:text-underline-width="auto" style:text-underline-color="font-color" fo:font-weight="bold" style:font-size-asian="12pt" style:font-style-asian="italic" style:font-size-complex="12pt" style:font-style-complex="italic"/>
    </style:style>
    <style:style style:name="P5" style:family="paragraph" style:parent-style-name="Text_20_body">
      <style:paragraph-properties fo:margin-top="0cm" fo:margin-bottom="0cm" fo:text-align="end" style:justify-single-word="false" fo:background-color="transparent" style:shadow="none">
        <style:background-image/>
      </style:paragraph-properties>
      <style:text-properties style:font-name="Calibri" fo:font-size="10.5pt" fo:language="es" fo:country="none" fo:font-style="italic" style:font-size-asian="10.5pt" style:font-style-asian="italic" style:font-size-complex="10.5pt" style:font-style-complex="italic"/>
    </style:style>
    <style:style style:name="P6" style:family="paragraph" style:parent-style-name="Text_20_body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" fo:font-size="13pt" fo:language="es" fo:country="none" style:text-underline-style="solid" style:text-underline-width="auto" style:text-underline-color="font-color" fo:font-weight="bold" style:font-size-asian="13pt" style:font-size-complex="13pt"/>
    </style:style>
    <style:style style:name="P7" style:family="paragraph" style:parent-style-name="Text_20_body">
      <style:paragraph-properties fo:margin-top="0cm" fo:margin-bottom="0cm" fo:text-align="end" style:justify-single-word="false" fo:background-color="transparent" fo:padding="0cm" fo:border="none" style:shadow="none">
        <style:background-image/>
      </style:paragraph-properties>
      <style:text-properties style:font-name="Calibri" fo:font-size="10.5pt" fo:language="es" fo:country="none" fo:font-style="italic" style:font-size-asian="10.5pt" style:font-style-asian="italic" style:font-size-complex="10.5pt" style:font-style-complex="italic"/>
    </style:style>
    <style:style style:name="P8" style:family="paragraph" style:parent-style-name="Header">
      <style:paragraph-properties fo:margin-top="0cm" fo:margin-bottom="0cm" fo:background-color="transparent" style:shadow="none">
        <style:background-image/>
      </style:paragraph-properties>
      <style:text-properties style:font-name="Calibri Light" fo:font-size="13pt" style:font-size-asian="13pt" style:font-size-complex="13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IMEN DE APROBACION Y CURSADO</text:p>
      <text:p text:style-name="P1"/>
      <text:p text:style-name="P1"/>
      <text:p text:style-name="P1">3 Parciales con sus respectivos recuperatorios.</text:p>
      <text:p text:style-name="P1">Todos los parciales serán del tipo múltiple choice.</text:p>
      <text:p text:style-name="P1"/>
      <text:p text:style-name="P1">PROMOCION DIRECTA (aprobación de la materia):</text:p>
      <text:list xml:id="list37639113" text:style-name="L1">
        <text:list-item>
          <text:p text:style-name="P2">Los 3 parciales aprobados con 70 ó más (se puede aprobar tanto en el parcial como en el recuperatorio).</text:p>
        </text:list-item>
      </text:list>
      <text:p text:style-name="P1"/>
      <text:p text:style-name="P1">CURSADO (debe rendir examen final):</text:p>
      <text:list xml:id="list38220633" text:continue-numbering="true" text:style-name="L1">
        <text:list-item>
          <text:p text:style-name="P2">Los 3 parciales aprobados con 50 a 69 (se puede aprobar tanto en el parcial como en el recuperatorio).</text:p>
        </text:list-item>
      </text:list>
      <text:p text:style-name="P1"/>
      <text:p text:style-name="P1">DESAPROBADO (libre de la materia)</text:p>
      <text:list xml:id="list38233989" text:continue-numbering="true" text:style-name="L1">
        <text:list-item>
          <text:p text:style-name="P2">Ausente o alguno de los parciales desaprobados (0 a 49). Debe desaprobar el parcial y su correspondiente recuperatorio.</text:p>
        </text:list-item>
      </text:list>
      <text:p text:style-name="P1"/>
      <text:p text:style-name="P1"/>
      <text:p text:style-name="P1">Se puede dar la situación que un alumno haya aprobado el parcial por FINAL (entre 40 y 70) y quiera rendir el recuperatorio para mantener la PROMOCION. Si le llegara a ir mal en el recuperatorio, valdrá el resultado del parcial.</text:p>
      <text:p text:style-name="P1"/>
      <text:p text:style-name="P1">No se prevé un parcial recuperatorio integral al final de la materi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fo:text-align="end" style:justify-single-word="false" fo:background-color="transparent" style:shadow="none">
        <style:background-image/>
      </style:paragraph-properties>
      <style:text-properties style:font-name="Calibri" fo:font-size="10.5pt" fo:language="es" fo:country="none" fo:font-style="italic" style:font-size-asian="10.5pt" style:font-style-asian="italic" style:font-size-complex="10.5pt" style:font-style-complex="italic"/>
    </style:style>
    <style:style style:name="MP2" style:family="paragraph" style:parent-style-name="Text_20_body">
      <style:paragraph-properties fo:margin-top="0cm" fo:margin-bottom="0cm" fo:text-align="end" style:justify-single-word="false" fo:background-color="transparent" fo:padding="0cm" fo:border="none" style:shadow="none">
        <style:background-image/>
      </style:paragraph-properties>
      <style:text-properties style:font-name="Calibri" fo:font-size="10.5pt" fo:language="es" fo:country="none" fo:font-style="italic" style:font-size-asian="10.5pt" style:font-style-asian="italic" style:font-size-complex="10.5pt" style:font-style-complex="italic"/>
    </style:style>
    <style:style style:name="MP3" style:family="paragraph" style:parent-style-name="Text_20_body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 Light" fo:font-size="12pt" fo:language="es" fo:country="none" fo:font-style="italic" style:text-underline-style="solid" style:text-underline-width="auto" style:text-underline-color="font-color" fo:font-weight="bold" style:font-size-asian="12pt" style:font-style-asian="italic" style:font-size-complex="12pt" style:font-style-complex="italic"/>
    </style:style>
    <style:style style:name="MP4" style:family="paragraph" style:parent-style-name="Text_20_body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" fo:font-size="13pt" fo:language="es" fo:country="none" style:text-underline-style="solid" style:text-underline-width="auto" style:text-underline-color="font-color" fo:font-weight="bold" style:font-size-asian="13pt" style:font-size-complex="13pt"/>
    </style:style>
    <style:style style:name="MP5" style:family="paragraph" style:parent-style-name="Header">
      <style:paragraph-properties fo:margin-top="0cm" fo:margin-bottom="0cm" fo:background-color="transparent" style:shadow="none">
        <style:background-image/>
      </style:paragraph-properties>
      <style:text-properties style:font-name="Calibri Light" fo:font-size="13pt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pto. de Ingeniería de Computadoras</text:p>
        <text:p text:style-name="MP1">Facultad de Informática</text:p>
        <text:p text:style-name="MP2">Universidad Nacional del Comahue</text:p>
        <text:p text:style-name="MP3"/>
        <text:p text:style-name="MP4">INTRODUCCION A LA COMPUTACION</text:p>
        <text:p text:style-name="MP4">CURSADO AÑO 2013</text:p>
        <text:p text:style-name="MP5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ge Eduardo Sznek</meta:initial-creator>
    <meta:creation-date>2013-02-28T17:40:31.40</meta:creation-date>
    <dc:date>2013-02-28T18:08:34.14</dc:date>
    <dc:creator>Jorge Eduardo Sznek</dc:creator>
    <meta:editing-duration>PT00H28M02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16" meta:word-count="166" meta:character-count="1001"/>
  </office:meta>
</office:document-meta>
</file>